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trong_20_Emphasis">Redux</text:span> : Pour une gestion d'état plus avancée, en particulier si votre application devient complexe. </text:p>
      <text:p text:style-name="Standard"><text:span text:style-name="Strong_20_Emphasis">react-router-dom</text:span> : Utile pour la navigation à l'intérieur de l'application, vous permettant de définir différentes pages pour afficher les menus, les détails des plats, etc. </text:p>
      <text:p text:style-name="Standard"><text:span text:style-name="Strong_20_Emphasis">axios</text:span> : Pour effectuer des requêtes HTTP afin de récupérer les données des menus depuis un serveur backend. </text:p>
      <text:p text:style-name="Standard"><text:span text:style-name="Strong_20_Emphasis">styled-components</text:span> ou <text:span text:style-name="Strong_20_Emphasis">emotion</text:span> : Pour gérer les styles de manière élégante et réutilisable. Ces bibliothèques permettent de définir des composants stylisés directement dans le code JavaScript. </text:p>
      <text:p text:style-name="Standard"><text:span text:style-name="Strong_20_Emphasis">react-toastify</text:span> : Pour afficher des notifications élégantes à l'utilisateur, par exemple lorsqu'une action est réussie ou en cas d'erreur. </text:p>
      <text:p text:style-name="Standard"><text:span text:style-name="Strong_20_Emphasis">react-dropzone</text:span> : Si votre application permet aux utilisateurs de télécharger des images pour les menus. </text:p>
      <text:p text:style-name="Standard"><text:span text:style-name="Strong_20_Emphasis">react-modal</text:span> : Pour créer des modales de manière simple et élégante. </text:p>
      <text:p text:style-name="Standard"><text:span text:style-name="Strong_20_Emphasis">react-spring</text:span> : Si vous souhaitez ajouter des animations fluides et interactives à votre interface utilisateur. </text:p>
      <text:p text:style-name="Standard"><text:span text:style-name="Strong_20_Emphasis">formik</text:span> : Une autre bibliothèque de gestion de formulaires qui offre une approche déclarative pour la création de formulaires React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2T19:28:44.233000000</meta:creation-date>
    <dc:date>2024-01-12T19:31:27.370000000</dc:date>
    <meta:editing-duration>PT2M53S</meta:editing-duration>
    <meta:editing-cycles>1</meta:editing-cycles>
    <meta:document-statistic meta:table-count="0" meta:image-count="0" meta:object-count="0" meta:page-count="1" meta:paragraph-count="9" meta:word-count="164" meta:character-count="1126" meta:non-whitespace-character-count="962"/>
    <meta:generator>LibreOffice/7.6.4.1$Windows_X86_64 LibreOffice_project/e19e193f88cd6c0525a17fb7a176ed8e6a3e2aa1</meta:generator>
  </office:meta>
</office:document-meta>
</file>